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12.33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68.62mm"/>
    </style:style>
    <style:style style:name="co16" style:family="table-column">
      <style:table-column-properties fo:break-before="auto" style:column-width="70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ventProject1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00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8" calcext:value-type="float">
            <text:p>10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8" calcext:value-type="float">
            <text:p>10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03" calcext:value-type="float">
            <text:p>110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8" calcext:value-type="float">
            <text:p>10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8" calcext:value-type="float">
            <text:p>10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8" calcext:value-type="float">
            <text:p>10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7" calcext:value-type="float">
            <text:p>1007</text:p>
          </table:table-cell>
          <table:table-cell office:value-type="float" office:value="9" calcext:value-type="float">
            <text:p>9</text:p>
          </table:table-cell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office:value-type="float" office:value="1005" calcext:value-type="float">
            <text:p>100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640" calcext:value-type="float">
            <text:p>64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1102" calcext:value-type="float">
            <text:p>21102</text:p>
          </table:table-cell>
          <table:table-cell office:value-type="float" office:value="932700857236" calcext:value-type="float">
            <text:p>932700857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101" calcext:value-type="float">
            <text:p>21101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387511792424" calcext:value-type="float">
            <text:p>387511792424</text:p>
          </table:table-cell>
          <table:table-cell office:value-type="float" office:value="1" calcext:value-type="float">
            <text:p>1</text:p>
          </table:table-cell>
          <table:table-cell office:value-type="float" office:value="21101" calcext:value-type="float">
            <text:p>2110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1101" calcext:value-type="float">
            <text:p>21101</text:p>
          </table:table-cell>
          <table:table-cell office:value-type="float" office:value="46372252675" calcext:value-type="float">
            <text:p>46372252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102" calcext:value-type="float">
            <text:p>21102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1101" calcext:value-type="float">
            <text:p>21101</text:p>
          </table:table-cell>
          <table:table-cell office:value-type="float" office:value="97806162983" calcext:value-type="float">
            <text:p>978061629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102" calcext:value-type="float">
            <text:p>21102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825452438376" calcext:value-type="float">
            <text:p>825452438376</text:p>
          </table:table-cell>
          <table:table-cell office:value-type="float" office:value="1" calcext:value-type="float">
            <text:p>1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1102" calcext:value-type="float">
            <text:p>21102</text:p>
          </table:table-cell>
          <table:table-cell office:value-type="float" office:value="709475586836" calcext:value-type="float">
            <text:p>709475586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22101" calcext:value-type="float">
            <text:p>221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1101" calcext:value-type="float">
            <text:p>211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float" office:value="2106" calcext:value-type="float">
            <text:p>2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1001" calcext:value-type="float">
            <text:p>1001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  <table:table-cell office:value-type="float" office:value="1006" calcext:value-type="float">
            <text:p>1006</text:p>
          </table:table-cell>
          <table:table-cell office:value-type="float" office:value="10" calcext:value-type="float">
            <text:p>10</text:p>
          </table:table-cell>
          <table:table-cell office:value-type="float" office:value="497" calcext:value-type="float">
            <text:p>497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02" calcext:value-type="float">
            <text:p>502</text:p>
          </table:table-cell>
          <table:table-cell office:value-type="float" office:value="1207" calcext:value-type="float">
            <text:p>120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6" calcext:value-type="float">
            <text:p>1006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1202" calcext:value-type="float">
            <text:p>2120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02" calcext:value-type="float">
            <text:p>2120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207" calcext:value-type="float">
            <text:p>120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6" calcext:value-type="float">
            <text:p>100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2207" calcext:value-type="float">
            <text:p>2207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006" calcext:value-type="float">
            <text:p>100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22101" calcext:value-type="float">
            <text:p>22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21202" calcext:value-type="float">
            <text:p>2120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01" calcext:value-type="float">
            <text:p>2120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102" calcext:value-type="float">
            <text:p>21102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22101" calcext:value-type="float">
            <text:p>22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21102" calcext:value-type="float">
            <text:p>2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207" calcext:value-type="float">
            <text:p>2207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006" calcext:value-type="float">
            <text:p>1006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21102" calcext:value-type="float">
            <text:p>21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2202" calcext:value-type="float">
            <text:p>2220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1006" calcext:value-type="float">
            <text:p>1006</text:p>
          </table:table-cell>
          <table:table-cell office:value-type="float" office:value="10" calcext:value-type="float">
            <text:p>10</text:p>
          </table:table-cell>
          <table:table-cell office:value-type="float" office:value="627" calcext:value-type="float">
            <text:p>627</text:p>
          </table:table-cell>
          <table:table-cell office:value-type="float" office:value="22101" calcext:value-type="float">
            <text:p>221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21202" calcext:value-type="float">
            <text:p>2120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2201" calcext:value-type="float">
            <text:p>2220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09" calcext:value-type="float">
            <text:p>109</text:p>
          </table:table-cell>
          <table:table-cell office:value-type="float" office:value="-5" calcext:value-type="float">
            <text:p>-5</text:p>
          </table:table-cell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euille2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dres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pu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 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if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va en 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marrage input de depart =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3" calcext:value-type="float">
            <text:p>110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04" calcext:value-type="float">
            <text:p>110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rriv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Relativ =6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utput &gt; 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utput =&gt; 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102" calcext:value-type="float">
            <text:p>21102</text:p>
          </table:table-cell>
          <table:table-cell office:value-type="string" calcext:value-type="string">
            <text:p>Mul 922 par 1 en 64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32700857236" calcext:value-type="float">
            <text:p>93270085723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1101" calcext:value-type="float">
            <text:p>21101</text:p>
          </table:table-cell>
          <table:table-cell office:value-type="string" calcext:value-type="string">
            <text:p>ADD 335 + 0 en 640 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IF FALSE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oto 4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101" calcext:value-type="float">
            <text:p>2110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87511792424" calcext:value-type="float">
            <text:p>38751179242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101" calcext:value-type="float">
            <text:p>2110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1101" calcext:value-type="float">
            <text:p>2110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6372252675" calcext:value-type="float">
            <text:p>4637225267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102" calcext:value-type="float">
            <text:p>2110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1101" calcext:value-type="float">
            <text:p>2110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7806162983" calcext:value-type="float">
            <text:p>9780616298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1102" calcext:value-type="float">
            <text:p>2110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1102" calcext:value-type="float">
            <text:p>2110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25452438376" calcext:value-type="float">
            <text:p>825452438376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1101" calcext:value-type="float">
            <text:p>2110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1102" calcext:value-type="float">
            <text:p>21102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09475586836" calcext:value-type="float">
            <text:p>70947558683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1101" calcext:value-type="float">
            <text:p>2110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lativ + suivant = 64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Add ( 442 ) + (641 ) &gt; 6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1101" calcext:value-type="float">
            <text:p>21101</text:p>
          </table:table-cell>
          <table:table-cell office:value-type="string" calcext:value-type="string">
            <text:p>Add ( 446 ) + (447 ) &gt; 64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1102" calcext:value-type="float">
            <text:p>21102</text:p>
          </table:table-cell>
          <table:table-cell office:value-type="string" calcext:value-type="string">
            <text:p>MUL(450 ) * (451) en 6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1102" calcext:value-type="float">
            <text:p>21102</text:p>
          </table:table-cell>
          <table:table-cell office:value-type="string" calcext:value-type="string">
            <text:p>MUL(454 ) * (455) = 460 en 64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if false (458 ) goto (459= &gt; 50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lativ + 4 = 64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Mul ( 506) * (646-1) soit 1 * 470 en 50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ESS 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elativ – 3 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tre 0 en 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if false (10) == 0 goto 52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102" calcext:value-type="float">
            <text:p>21102</text:p>
          </table:table-cell>
          <table:table-cell office:value-type="string" calcext:value-type="string">
            <text:p>mul en 64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1202" calcext:value-type="float">
            <text:p>21202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1202" calcext:value-type="float">
            <text:p>21202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1101" calcext:value-type="float">
            <text:p>21101</text:p>
          </table:table-cell>
          <table:table-cell office:value-type="string" calcext:value-type="string">
            <text:p>add <text:s/>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1101" calcext:value-type="float">
            <text:p>21101</text:p>
          </table:table-cell>
          <table:table-cell office:value-type="string" calcext:value-type="string">
            <text:p>add <text:s/>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if fals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Goto 54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lativ = 65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ESS 40 et 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 en 10 = 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if fals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Goto 56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07" calcext:value-type="float">
            <text:p>2207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2101" calcext:value-type="float">
            <text:p>2210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1202" calcext:value-type="float">
            <text:p>21202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1201" calcext:value-type="float">
            <text:p>21201</text:p>
          </table:table-cell>
          <table:table-cell office:value-type="string" calcext:value-type="string">
            <text:p>add <text:s/>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202" calcext:value-type="float">
            <text:p>21202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1102" calcext:value-type="float">
            <text:p>21102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if true (584)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Goto 54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2101" calcext:value-type="float">
            <text:p>2210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102" calcext:value-type="float">
            <text:p>2110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207" calcext:value-type="float">
            <text:p>2207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1102" calcext:value-type="float">
            <text:p>21102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2202" calcext:value-type="float">
            <text:p>22202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2101" calcext:value-type="float">
            <text:p>2210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1102" calcext:value-type="float">
            <text:p>2110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1202" calcext:value-type="float">
            <text:p>2120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2201" calcext:value-type="float">
            <text:p>2220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office:value-type="float" office:value="932700857236" calcext:value-type="float">
            <text:p>93270085723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float" office:value="932700857236" calcext:value-type="float">
            <text:p>93270085723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float" office:value="932700857236" calcext:value-type="float">
            <text:p>93270085723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16:45:25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3T17:31:02.191000000</dc:date>
    <meta:editing-duration>PT1H23M49S</meta:editing-duration>
    <meta:editing-cycles>9</meta:editing-cycles>
    <meta:generator>LibreOffice/6.2.8.2$Windows_X86_64 LibreOffice_project/f82ddfca21ebc1e222a662a32b25c0c9d20169ee</meta:generator>
    <meta:document-statistic meta:table-count="2" meta:cell-count="1983" meta:object-count="0"/>
  </office:meta>
</office:document-meta>
</file>